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702cm" fo:margin-left="-0.191cm" fo:margin-top="0cm" fo:margin-bottom="0cm" table:align="left" style:writing-mode="lr-tb"/>
    </style:style>
    <style:style style:name="Таблица1.A" style:family="table-column">
      <style:table-column-properties style:column-width="1.997cm"/>
    </style:style>
    <style:style style:name="Таблица1.B" style:family="table-column">
      <style:table-column-properties style:column-width="5.484cm"/>
    </style:style>
    <style:style style:name="Таблица1.C" style:family="table-column">
      <style:table-column-properties style:column-width="10.222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Заголовок_20_2_20_титул">
      <style:text-properties officeooo:rsid="005b5a21" officeooo:paragraph-rsid="005b5a21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fo:margin-top="0cm" fo:margin-bottom="0cm" style:contextual-spacing="false"/>
      <style:text-properties officeooo:paragraph-rsid="00647d02"/>
    </style:style>
    <style:style style:name="P18" style:family="paragraph" style:parent-style-name="Text_20_body">
      <style:paragraph-properties fo:text-align="center" style:justify-single-word="false"/>
      <style:text-properties fo:language="en" fo:country="US" officeooo:rsid="0064ae00" officeooo:paragraph-rsid="0064ae00"/>
    </style:style>
    <style:style style:name="P19" style:family="paragraph" style:parent-style-name="Frame_20_contents">
      <style:paragraph-properties fo:text-align="justify" style:justify-single-word="false"/>
    </style:style>
    <style:style style:name="P20" style:family="paragraph" style:parent-style-name="Standard">
      <style:text-properties officeooo:paragraph-rsid="0077cf74"/>
    </style:style>
    <style:style style:name="P21" style:family="paragraph" style:parent-style-name="Text_20_body">
      <style:text-properties officeooo:paragraph-rsid="006ba6e2"/>
    </style:style>
    <style:style style:name="P2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958c8" officeooo:paragraph-rsid="007958c8"/>
    </style:style>
    <style:style style:name="P23" style:family="paragraph" style:parent-style-name="Text_20_body">
      <style:text-properties officeooo:rsid="007cd900" officeooo:paragraph-rsid="007cd900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officeooo:paragraph-rsid="00647d02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647d02"/>
    </style:style>
    <style:style style:name="P27" style:family="paragraph" style:parent-style-name="Heading_20_1">
      <style:text-properties officeooo:rsid="00647d02" officeooo:paragraph-rsid="00647d02"/>
    </style:style>
    <style:style style:name="P28" style:family="paragraph" style:parent-style-name="Heading_20_2">
      <style:text-properties officeooo:rsid="006ba6e2" officeooo:paragraph-rsid="006ba6e2"/>
    </style:style>
    <style:style style:name="P29" style:family="paragraph" style:parent-style-name="List_20_Paragraph" style:list-style-name="WWNum7">
      <style:paragraph-properties fo:margin-top="0cm" fo:margin-bottom="0cm" style:contextual-spacing="true" fo:text-align="justify" style:justify-single-word="false"/>
      <style:text-properties officeooo:paragraph-rsid="00647d02"/>
    </style:style>
    <style:style style:name="P30" style:family="paragraph" style:parent-style-name="Мой_20_код" style:list-style-name="Нумерация_20_кода"/>
    <style:style style:name="P31" style:family="paragraph" style:parent-style-name="Мой_20_код" style:list-style-name="Нумерация_20_кода">
      <style:text-properties officeooo:paragraph-rsid="0096501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93b6c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font-weight="bold" style:language-asian="ru" style:country-asian="RU" style:font-weight-asian="bold"/>
    </style:style>
    <style:style style:name="T9" style:family="text">
      <style:text-properties officeooo:rsid="005b5a21"/>
    </style:style>
    <style:style style:name="T10" style:family="text">
      <style:text-properties officeooo:rsid="005d5df6"/>
    </style:style>
    <style:style style:name="T11" style:family="text">
      <style:text-properties officeooo:rsid="00647d02"/>
    </style:style>
    <style:style style:name="T12" style:family="text">
      <style:text-properties style:language-asian="ru" style:country-asian="RU"/>
    </style:style>
    <style:style style:name="T13" style:family="text">
      <style:text-properties fo:language="en" fo:country="US" style:language-asian="ru" style:country-asian="RU"/>
    </style:style>
    <style:style style:name="T14" style:family="text">
      <style:text-properties fo:language="en" fo:country="US" officeooo:rsid="009796e1"/>
    </style:style>
    <style:style style:name="T15" style:family="text">
      <style:text-properties fo:language="ru" fo:country="RU" officeooo:rsid="0068c3ff"/>
    </style:style>
    <style:style style:name="T16" style:family="text">
      <style:text-properties fo:language="ru" fo:country="RU" officeooo:rsid="007fbcde"/>
    </style:style>
    <style:style style:name="T17" style:family="text">
      <style:text-properties fo:language="ru" fo:country="RU" officeooo:rsid="009796e1"/>
    </style:style>
    <style:style style:name="T18" style:family="text">
      <style:text-properties officeooo:rsid="006d4a7a"/>
    </style:style>
    <style:style style:name="T19" style:family="text">
      <style:text-properties officeooo:rsid="006dfda9"/>
    </style:style>
    <style:style style:name="T20" style:family="text">
      <style:text-properties officeooo:rsid="007958c8"/>
    </style:style>
    <style:style style:name="T21" style:family="text">
      <style:text-properties officeooo:rsid="007ea42a"/>
    </style:style>
    <style:style style:name="T22" style:family="text">
      <style:text-properties officeooo:rsid="007f408d"/>
    </style:style>
    <style:style style:name="T23" style:family="text">
      <style:text-properties officeooo:rsid="007fbcde"/>
    </style:style>
    <style:style style:name="T24" style:family="text">
      <style:text-properties officeooo:rsid="0088319e"/>
    </style:style>
    <style:style style:name="T25" style:family="text">
      <style:text-properties officeooo:rsid="008a0bd6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1"/>
      <text:p text:style-name="P1"/>
      <text:p text:style-name="P2"><text:span text:style-name="T11">Разработка</text:span> программных модулей</text:p>
      <text:p text:style-name="P11">ЛАБОРАТОРНАЯ РАБОТА №<text:span text:style-name="T10">3</text:span></text:p>
      <text:p text:style-name="P15">по теме:</text:p>
      <text:h text:style-name="P27" text:outline-level="1">Работа с типом данных структура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20">И-22</text:span></text:p>
      <text:p text:style-name="P22">Синицын М. 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9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p text:style-name="P25" loext:marker-style-name="T8"><text:span text:style-name="T8">Задание</text:span></text:p>
      <text:p text:style-name="P26" loext:marker-style-name="T12"><text:span text:style-name="T12">Создать консольное приложение на языке </text:span><text:span text:style-name="T13">C</text:span><text:span text:style-name="T12"># в соответствии со следующими требованиями:</text:span></text:p>
      <text:list text:style-name="WWNum7">
        <text:list-item>
          <text:p text:style-name="P29" loext:marker-style-name="T12"><text:span text:style-name="T12">Поля структуры являются приватными.</text:span></text:p>
        </text:list-item>
        <text:list-item>
          <text:p text:style-name="P29" loext:marker-style-name="T12"><text:span text:style-name="T12">Создать в структуре конструктор с параметрами. Имена параметров конструктора должны совпадать с именами полей структуры.</text:span></text:p>
        </text:list-item>
        <text:list-item>
          <text:p text:style-name="P29" loext:marker-style-name="T12"><text:span text:style-name="T12">Реализовать в структуре метод вывода приватных полей на экран.</text:span></text:p>
        </text:list-item>
        <text:list-item>
          <text:p text:style-name="P29" loext:marker-style-name="T12"><text:span text:style-name="T12">Реализовать в структуре решение задачи (вывод данных, соответствующих запросу) в виде метода.</text:span></text:p>
        </text:list-item>
        <text:list-item>
          <text:p text:style-name="P29" loext:marker-style-name="T12"><text:span text:style-name="T12">Объявить в методе </text:span><text:span text:style-name="T13">Main</text:span><text:span text:style-name="T12"> список (</text:span><text:span text:style-name="T13">List</text:span><text:span text:style-name="T12">) элементов структуры.</text:span></text:p>
        </text:list-item>
        <text:list-item>
          <text:p text:style-name="P29" loext:marker-style-name="T12"><text:span text:style-name="T12">Организовать ввод данных пользователем.</text:span> Данные вводятся с консоли по одной структуре за один раз и при вводе проверяются на допустимость (числа, даты и т.д.).</text:p>
        </text:list-item>
        <text:list-item>
          <text:p text:style-name="P29">Пользователь может чередовать ввод данных в список и вывод данных, соответствующих запросу.</text:p>
        </text:list-item>
      </text:list>
      <text:p text:style-name="P17"/>
      <text:h text:style-name="Heading_20_2" text:outline-level="2"><text:span text:style-name="T18">1 </text:span>Вариант задани<text:span text:style-name="T15">я</text:span>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21.</text:p>
          </table:table-cell>
          <table:table-cell table:style-name="Таблица1.A1" office:value-type="string">
            <text:p text:style-name="P16">ФИО</text:p>
            <text:p text:style-name="P16">Должность</text:p>
            <text:p text:style-name="P16">Дата приема на работу</text:p>
          </table:table-cell>
          <table:table-cell table:style-name="Таблица1.A1" office:value-type="string">
            <text:p text:style-name="P16">Вывести сведения о работниках, стаж которых превышает 10 лет.</text:p>
          </table:table-cell>
        </table:table-row>
      </table:table>
      <text:p text:style-name="P17"/>
      <text:h text:style-name="P28" text:outline-level="2"><text:span text:style-name="T19">2 </text:span>Выполнение задания:</text:h>
      <text:p text:style-name="P21"><draw:frame draw:style-name="fr1" draw:name="Врезка1" text:anchor-type="paragraph" svg:x="-0.286cm" svg:y="0.187cm" svg:width="18.41cm" draw:z-index="0"><draw:text-box fo:min-height="0.771cm"><text:p text:style-name="P19"/><text:p text:style-name="Листинг">Листинг <text:sequence text:ref-name="refЛистинг0" text:name="Листинг" text:formula="ooow:Листинг+1" style:num-format="1">1</text:sequence>. Основная программа</text:p></draw:text-box></draw:frame></text:p>
      <text:list text:style-name="Нумерация_20_кода">
        <text:list-item>
          <text:p text:style-name="P30">using mystruct;</text:p>
        </text:list-item>
        <text:list-item>
          <text:p text:style-name="P30">using System.Globalization;</text:p>
        </text:list-item>
        <text:list-item>
          <text:p text:style-name="P30">internal class Program {</text:p>
        </text:list-item>
        <text:list-item>
          <text:p text:style-name="P30"><text:s text:c="4"/>private static void Main(string[] args) {</text:p>
        </text:list-item>
        <text:list-item>
          <text:p text:style-name="P30"><text:s text:c="8"/>Console.Write("Введите кол-во сотрудников: ");</text:p>
        </text:list-item>
        <text:list-item>
          <text:p text:style-name="P30"><text:s text:c="8"/>int n = Convert.ToInt32(Console.ReadLine());</text:p>
        </text:list-item>
        <text:list-item>
          <text:p text:style-name="P30"><text:s text:c="8"/>List&lt;Labor&gt; alllabor = new List&lt;Labor&gt;(n);</text:p>
        </text:list-item>
        <text:list-item>
          <text:p text:style-name="P30"><text:s text:c="8"/>for (int i = 0; i &lt; n; i++) {</text:p>
        </text:list-item>
        <text:list-item>
          <text:p text:style-name="P31"><text:s text:c="12"/>Console.Write($"Введите ФИО сотрудника <text:span text:style-name="T26">{i}</text:span>: ");</text:p>
        </text:list-item>
        <text:list-item>
          <text:p text:style-name="P30"><text:soft-page-break/><text:s text:c="12"/>string FIO = Convert.ToString(Console.ReadLine()!);</text:p>
        </text:list-item>
        <text:list-item>
          <text:p text:style-name="P30"><text:s text:c="12"/>Console.Write("Должность: ");</text:p>
        </text:list-item>
        <text:list-item>
          <text:p text:style-name="P30"><text:s text:c="12"/>string Post = Convert.ToString(Console.ReadLine()!);</text:p>
        </text:list-item>
        <text:list-item>
          <text:p text:style-name="P30"><text:s text:c="12"/>Console.Write("Введите стаж работника(в годах): ");</text:p>
        </text:list-item>
        <text:list-item>
          <text:p text:style-name="P30"><text:s text:c="12"/>int Staz = Convert.ToInt32(Console.ReadLine()!);</text:p>
        </text:list-item>
        <text:list-item>
          <text:p text:style-name="P30"><text:s text:c="12"/>Console.Write("Дата приема на работу (в формате дд/мм/гггг слитно, знак / используется как разделитель): ");</text:p>
        </text:list-item>
        <text:list-item>
          <text:p text:style-name="P30"><text:s text:c="12"/>DateTime dt1 = DateTime.ParseExact(Console.ReadLine(), "dd/MM/yyyy", CultureInfo.InvariantCulture);</text:p>
        </text:list-item>
        <text:list-item>
          <text:p text:style-name="P30"><text:s text:c="12"/>Labor labor1 = new Labor(FIO, Post, dt1, Staz);</text:p>
        </text:list-item>
        <text:list-item>
          <text:p text:style-name="P30"><text:s text:c="12"/>alllabor.Add(labor1);</text:p>
        </text:list-item>
        <text:list-item>
          <text:p text:style-name="P30"><text:s text:c="12"/>Console.WriteLine();</text:p>
        </text:list-item>
        <text:list-item>
          <text:p text:style-name="P30"><text:s text:c="8"/>}</text:p>
        </text:list-item>
        <text:list-item>
          <text:p text:style-name="P30"><text:s text:c="8"/>Console.WriteLine($"============");</text:p>
        </text:list-item>
        <text:list-item>
          <text:p text:style-name="P30"><text:s text:c="8"/>foreach (Labor x in alllabor) {</text:p>
        </text:list-item>
        <text:list-item>
          <text:p text:style-name="P30"><text:s text:c="12"/>x.Output();</text:p>
        </text:list-item>
        <text:list-item>
          <text:p text:style-name="P30"><text:s text:c="12"/>Console.WriteLine();</text:p>
        </text:list-item>
        <text:list-item>
          <text:p text:style-name="P30"><text:s text:c="8"/>}</text:p>
        </text:list-item>
        <text:list-item>
          <text:p text:style-name="P30"><text:s text:c="8"/>Console.WriteLine($"============");</text:p>
        </text:list-item>
        <text:list-item>
          <text:p text:style-name="P30"/>
        </text:list-item>
        <text:list-item>
          <text:p text:style-name="P30"><text:s text:c="8"/>Console.Write("Хотите ли вы вывести информацию о всех работниках?(1 или 0 на ввод): ");</text:p>
        </text:list-item>
        <text:list-item>
          <text:p text:style-name="P30"><text:s text:c="8"/>int t = Convert.ToInt32(Console.ReadLine()!);</text:p>
        </text:list-item>
        <text:list-item>
          <text:p text:style-name="P30"><text:s text:c="8"/>switch (t) {</text:p>
        </text:list-item>
        <text:list-item>
          <text:p text:style-name="P30"><text:s text:c="12"/>case 1:</text:p>
        </text:list-item>
        <text:list-item>
          <text:p text:style-name="P30"><text:s text:c="16"/>foreach (Labor x in alllabor) {</text:p>
        </text:list-item>
        <text:list-item>
          <text:p text:style-name="P30"><text:s text:c="20"/>x.Output_ALL();</text:p>
        </text:list-item>
        <text:list-item>
          <text:p text:style-name="P30"><text:s text:c="16"/>}</text:p>
        </text:list-item>
        <text:list-item>
          <text:p text:style-name="P30"><text:s text:c="16"/>break;</text:p>
        </text:list-item>
        <text:list-item>
          <text:p text:style-name="P30"><text:s text:c="12"/>case 0:</text:p>
        </text:list-item>
        <text:list-item>
          <text:p text:style-name="P30"><text:s text:c="16"/>break;</text:p>
        </text:list-item>
        <text:list-item>
          <text:p text:style-name="P30"><text:s text:c="12"/>default:</text:p>
        </text:list-item>
        <text:list-item>
          <text:p text:style-name="P30"><text:s text:c="16"/>Console.WriteLine("Некоректный ввод");</text:p>
        </text:list-item>
        <text:list-item>
          <text:p text:style-name="P30"><text:s text:c="16"/>break;</text:p>
        </text:list-item>
        <text:list-item>
          <text:p text:style-name="P30"><text:soft-page-break/><text:s text:c="8"/>}</text:p>
        </text:list-item>
        <text:list-item>
          <text:p text:style-name="P30"><text:s text:c="8"/>Console.Write("Хотите ли вы вывести информацию о конкретных работниках?(1 или 0 на ввод):");</text:p>
        </text:list-item>
        <text:list-item>
          <text:p text:style-name="P30"><text:s text:c="8"/>t = Convert.ToInt32(Console.ReadLine()!);</text:p>
        </text:list-item>
        <text:list-item>
          <text:p text:style-name="P30"><text:s text:c="8"/>switch (t) {</text:p>
        </text:list-item>
        <text:list-item>
          <text:p text:style-name="P30"><text:s text:c="12"/>case 1:</text:p>
        </text:list-item>
        <text:list-item>
          <text:p text:style-name="P30"><text:s text:c="16"/>List&lt;int&gt; labornumbers = new List&lt;int&gt;(n);</text:p>
        </text:list-item>
        <text:list-item>
          <text:p text:style-name="P30"><text:s text:c="16"/>Console.Write("Введите номера работников информацию о которых вы хот<text:span text:style-name="T25">и</text:span>те вывести(первый сотрудник под номером 0)\n" +</text:p>
        </text:list-item>
        <text:list-item>
          <text:p text:style-name="P30"><text:s text:c="30"/>"При вводе кол-ва чисел большего чем кол-во работников будет ошибка\n" +</text:p>
        </text:list-item>
        <text:list-item>
          <text:p text:style-name="P30"><text:s text:c="30"/>"Введите -1 если хотите закончить ввод ");</text:p>
        </text:list-item>
        <text:list-item>
          <text:p text:style-name="P30"><text:s text:c="16"/>Console.WriteLine();</text:p>
        </text:list-item>
        <text:list-item>
          <text:p text:style-name="P30"><text:s text:c="16"/>for (int i = 0; i != n; i++) {</text:p>
        </text:list-item>
        <text:list-item>
          <text:p text:style-name="P30"><text:s text:c="20"/>Console.Write("Введите номер работника: ");</text:p>
        </text:list-item>
        <text:list-item>
          <text:p text:style-name="P30"><text:s text:c="20"/>int d = Convert.ToInt32(Console.ReadLine()!);</text:p>
        </text:list-item>
        <text:list-item>
          <text:p text:style-name="P30"><text:s text:c="20"/>if (d &lt; n &amp;&amp; d != -1) {</text:p>
        </text:list-item>
        <text:list-item>
          <text:p text:style-name="P30"><text:s text:c="24"/>labornumbers.Add(d);</text:p>
        </text:list-item>
        <text:list-item>
          <text:p text:style-name="P30"><text:s text:c="20"/>}</text:p>
        </text:list-item>
        <text:list-item>
          <text:p text:style-name="P30"><text:s text:c="20"/>else {</text:p>
        </text:list-item>
        <text:list-item>
          <text:p text:style-name="P30"><text:s text:c="24"/>Console.WriteLine("Вы ввели число выходящее за кол-во работников или ввели -1 для завершения");</text:p>
        </text:list-item>
        <text:list-item>
          <text:p text:style-name="P30"><text:s text:c="24"/>break;</text:p>
        </text:list-item>
        <text:list-item>
          <text:p text:style-name="P30"><text:s text:c="20"/>}</text:p>
        </text:list-item>
        <text:list-item>
          <text:p text:style-name="P30"><text:s text:c="20"/>Console.WriteLine();</text:p>
        </text:list-item>
        <text:list-item>
          <text:p text:style-name="P30"><text:s text:c="16"/>}</text:p>
        </text:list-item>
        <text:list-item>
          <text:p text:style-name="P30"><text:s text:c="16"/>Console.WriteLine($"============");</text:p>
        </text:list-item>
        <text:list-item>
          <text:p text:style-name="P30"><text:s text:c="16"/>for (int i = 0; i &lt; labornumbers.Count; i++) {</text:p>
        </text:list-item>
        <text:list-item>
          <text:p text:style-name="P30"><text:s text:c="20"/>alllabor[labornumbers[i]].Output_ALL();</text:p>
        </text:list-item>
        <text:list-item>
          <text:p text:style-name="P30"><text:s text:c="20"/>Console.WriteLine();</text:p>
        </text:list-item>
        <text:list-item>
          <text:p text:style-name="P30"><text:s text:c="16"/>}</text:p>
        </text:list-item>
        <text:list-item>
          <text:p text:style-name="P30"><text:s text:c="16"/>break;</text:p>
        </text:list-item>
        <text:list-item>
          <text:p text:style-name="P30"><text:s text:c="12"/>case 0:</text:p>
        </text:list-item>
        <text:list-item>
          <text:p text:style-name="P30"><text:s text:c="16"/>Console.WriteLine("Программа завершена");</text:p>
        </text:list-item>
        <text:list-item>
          <text:p text:style-name="P30"><text:soft-page-break/><text:s text:c="16"/>break;</text:p>
        </text:list-item>
        <text:list-item>
          <text:p text:style-name="P30"><text:s text:c="12"/>default:</text:p>
        </text:list-item>
        <text:list-item>
          <text:p text:style-name="P30"><text:s text:c="16"/>Console.WriteLine("Некоректный ввод");</text:p>
        </text:list-item>
        <text:list-item>
          <text:p text:style-name="P30"><text:s text:c="16"/>break;</text:p>
        </text:list-item>
        <text:list-item>
          <text:p text:style-name="P30"><text:s text:c="8"/>}</text:p>
        </text:list-item>
        <text:list-item>
          <text:p text:style-name="P30"><text:s text:c="4"/>}</text:p>
        </text:list-item>
        <text:list-item>
          <text:p text:style-name="P30">}</text:p>
        </text:list-item>
      </text:list>
      <text:p text:style-name="Standard"><draw:frame draw:style-name="fr1" draw:name="Врезка2" text:anchor-type="paragraph" svg:x="-0.353cm" svg:y="0.778cm" svg:width="18.235cm" draw:z-index="1"><draw:text-box fo:min-height="0.838cm"><text:p text:style-name="Frame_20_contents"/><text:p text:style-name="Листинг">Листинг <text:sequence text:ref-name="refЛистинг1" text:name="Листинг" text:formula="ooow:Листинг+1" style:num-format="1">2</text:sequence>. Реализация структуры </text:p></draw:text-box></draw:frame></text:p>
      <text:p text:style-name="P20"/>
      <text:list text:continue-numbering="true" text:style-name="Нумерация_20_кода">
        <text:list-item text:start-value="1">
          <text:p text:style-name="P30">namespace mystruct {</text:p>
        </text:list-item>
        <text:list-item>
          <text:p text:style-name="P30"><text:s text:c="4"/>struct Labor {</text:p>
        </text:list-item>
        <text:list-item>
          <text:p text:style-name="P30"><text:s text:c="8"/>string full_name;</text:p>
        </text:list-item>
        <text:list-item>
          <text:p text:style-name="P30"><text:s text:c="8"/>string post;</text:p>
        </text:list-item>
        <text:list-item>
          <text:p text:style-name="P30"><text:s text:c="8"/>DateTime date;</text:p>
        </text:list-item>
        <text:list-item>
          <text:p text:style-name="P30"><text:s text:c="8"/>int staz;</text:p>
        </text:list-item>
        <text:list-item>
          <text:p text:style-name="P30"><text:s text:c="8"/>public Labor(string full_name, string post, DateTime date, int staz) {</text:p>
        </text:list-item>
        <text:list-item>
          <text:p text:style-name="P30"><text:s text:c="12"/>this.full_name = full_name;</text:p>
        </text:list-item>
        <text:list-item>
          <text:p text:style-name="P30"><text:s text:c="12"/>this.post = post;</text:p>
        </text:list-item>
        <text:list-item>
          <text:p text:style-name="P30"><text:s text:c="12"/>this.date = date;</text:p>
        </text:list-item>
        <text:list-item>
          <text:p text:style-name="P30"><text:s text:c="12"/>this.staz = staz;</text:p>
        </text:list-item>
        <text:list-item>
          <text:p text:style-name="P30"><text:s text:c="8"/>}</text:p>
        </text:list-item>
        <text:list-item>
          <text:p text:style-name="P30"><text:s text:c="8"/>public void Output_ALL() {</text:p>
        </text:list-item>
        <text:list-item>
          <text:p text:style-name="P30"><text:s text:c="12"/>Console.WriteLine($"Полное имя = {full_name}");</text:p>
        </text:list-item>
        <text:list-item>
          <text:p text:style-name="P30"><text:s text:c="12"/>Console.WriteLine($"Должность = {post}");</text:p>
        </text:list-item>
        <text:list-item>
          <text:p text:style-name="P30"><text:s text:c="12"/>Console.WriteLine($"Дата <text:s/>= {date.ToShortDateString()}");</text:p>
        </text:list-item>
        <text:list-item>
          <text:p text:style-name="P30"><text:s text:c="12"/>Console.WriteLine($"Стаж <text:s/>= {staz}");</text:p>
        </text:list-item>
        <text:list-item>
          <text:p text:style-name="P30"><text:s text:c="8"/>}</text:p>
        </text:list-item>
        <text:list-item>
          <text:p text:style-name="P30"><text:s text:c="8"/>public void Output() {</text:p>
        </text:list-item>
        <text:list-item>
          <text:p text:style-name="P30"><text:s text:c="12"/>if (staz &gt; 10) {</text:p>
        </text:list-item>
        <text:list-item>
          <text:p text:style-name="P30"><text:s text:c="16"/>Console.WriteLine($"Полное имя = {full_name}");</text:p>
        </text:list-item>
        <text:list-item>
          <text:p text:style-name="P30"><text:s text:c="16"/>Console.WriteLine($"Должность = {post}");</text:p>
        </text:list-item>
        <text:list-item>
          <text:p text:style-name="P30"><text:soft-page-break/><text:s text:c="16"/>Console.WriteLine($"Дата <text:s/>= {date.ToShortDateString()}");</text:p>
        </text:list-item>
        <text:list-item>
          <text:p text:style-name="P30"><text:s text:c="16"/>Console.WriteLine($"Стаж <text:s/>= {staz}");</text:p>
        </text:list-item>
        <text:list-item>
          <text:p text:style-name="P30"><text:s text:c="12"/>}</text:p>
        </text:list-item>
        <text:list-item>
          <text:p text:style-name="P30"><text:s text:c="8"/>}</text:p>
        </text:list-item>
        <text:list-item>
          <text:p text:style-name="P30"><text:s text:c="4"/>}</text:p>
        </text:list-item>
        <text:list-item>
          <text:p text:style-name="P30">}</text:p>
        </text:list-item>
      </text:list>
      <text:p text:style-name="P13">Вывод программы:</text:p>
      <text:p text:style-name="Вывод_20_текст_20_в_20_консоли">Введите кол-во сотрудников: 3</text:p>
      <text:p text:style-name="Вывод_20_текст_20_в_20_консоли">Введите ФИО сотрудника: Иванов Иван Иванович</text:p>
      <text:p text:style-name="Вывод_20_текст_20_в_20_консоли">Должность: Старший механик</text:p>
      <text:p text:style-name="Вывод_20_текст_20_в_20_консоли">Введите стаж работника(в годах): 12</text:p>
      <text:p text:style-name="Вывод_20_текст_20_в_20_консоли">Дата приема на работу (в формате дд/мм/гггг слитно, знак / используется как разделитель): 03/04/2005</text:p>
      <text:p text:style-name="Вывод_20_текст_20_в_20_консоли"/>
      <text:p text:style-name="Вывод_20_текст_20_в_20_консоли">Введите ФИО сотрудника: Максимов Максим Максимович</text:p>
      <text:p text:style-name="Вывод_20_текст_20_в_20_консоли">Должность: Директор</text:p>
      <text:p text:style-name="Вывод_20_текст_20_в_20_консоли">Введите стаж работника(в годах): 9</text:p>
      <text:p text:style-name="Вывод_20_текст_20_в_20_консоли">Дата приема на работу (в формате дд/мм/гггг слитно, знак / используется как разделитель): 03/02/2007</text:p>
      <text:p text:style-name="Вывод_20_текст_20_в_20_консоли"/>
      <text:p text:style-name="Вывод_20_текст_20_в_20_консоли">Введите ФИО сотрудника: Николаев Николай Николаевич</text:p>
      <text:p text:style-name="Вывод_20_текст_20_в_20_консоли">Должность: помощник механика</text:p>
      <text:p text:style-name="Вывод_20_текст_20_в_20_консоли">Введите стаж работника(в годах): 4</text:p>
      <text:p text:style-name="Вывод_20_текст_20_в_20_консоли">Дата приема на работу (в формате дд/мм/гггг слитно, знак / используется как разделитель): 02/05/2012</text:p>
      <text:p text:style-name="Вывод_20_текст_20_в_20_консоли"/>
      <text:p text:style-name="Вывод_20_текст_20_в_20_консоли">============</text:p>
      <text:p text:style-name="Вывод_20_текст_20_в_20_консоли">Полное имя = Иванов Иван Иванович</text:p>
      <text:p text:style-name="Вывод_20_текст_20_в_20_консоли">Должность = Старший механик</text:p>
      <text:p text:style-name="Вывод_20_текст_20_в_20_консоли">Дата <text:s/>= 03.04.2005</text:p>
      <text:p text:style-name="Вывод_20_текст_20_в_20_консоли">Стаж <text:s/>= 12</text:p>
      <text:p text:style-name="Вывод_20_текст_20_в_20_консоли"/>
      <text:p text:style-name="Вывод_20_текст_20_в_20_консоли"/>
      <text:p text:style-name="Вывод_20_текст_20_в_20_консоли"/>
      <text:p text:style-name="Вывод_20_текст_20_в_20_консоли">============</text:p>
      <text:p text:style-name="Вывод_20_текст_20_в_20_консоли"><text:soft-page-break/>Хотите ли вы вывести информацию о всех работниках?(1 или 0 на ввод): 0</text:p>
      <text:p text:style-name="Вывод_20_текст_20_в_20_консоли">Хотите ли вы вывести информацию о конкретных работниках?(1 или 0 на ввод):1</text:p>
      <text:p text:style-name="Вывод_20_текст_20_в_20_консоли">Введите номера работников информацию о которых вы хот<text:span text:style-name="T24">и</text:span>те вывести(первый сотрудник под номером 0)</text:p>
      <text:p text:style-name="Вывод_20_текст_20_в_20_консоли">При вводе кол-ва чисел большего чем кол-во работников будет ошибка</text:p>
      <text:p text:style-name="Вывод_20_текст_20_в_20_консоли">Введите -1 если хотите закончить ввод</text:p>
      <text:p text:style-name="Вывод_20_текст_20_в_20_консоли">Введите номер работника: 0</text:p>
      <text:p text:style-name="Вывод_20_текст_20_в_20_консоли"/>
      <text:p text:style-name="Вывод_20_текст_20_в_20_консоли">Введите номер работника: 2</text:p>
      <text:p text:style-name="Вывод_20_текст_20_в_20_консоли"/>
      <text:p text:style-name="Вывод_20_текст_20_в_20_консоли">Введите номер работника: -1</text:p>
      <text:p text:style-name="Вывод_20_текст_20_в_20_консоли">Вы ввели число выходящее за кол-во работников или ввели -1 для завершения</text:p>
      <text:p text:style-name="Вывод_20_текст_20_в_20_консоли">============</text:p>
      <text:p text:style-name="Вывод_20_текст_20_в_20_консоли">Полное имя = Иванов Иван Иванович</text:p>
      <text:p text:style-name="Вывод_20_текст_20_в_20_консоли">Должность = Старший механик</text:p>
      <text:p text:style-name="Вывод_20_текст_20_в_20_консоли">Дата <text:s/>= 03.04.2005</text:p>
      <text:p text:style-name="Вывод_20_текст_20_в_20_консоли">Стаж <text:s/>= 12</text:p>
      <text:p text:style-name="Вывод_20_текст_20_в_20_консоли"/>
      <text:p text:style-name="Вывод_20_текст_20_в_20_консоли">Полное имя = Николаев Николай Николаевич</text:p>
      <text:p text:style-name="Вывод_20_текст_20_в_20_консоли">Должность = помощник механика</text:p>
      <text:p text:style-name="Вывод_20_текст_20_в_20_консоли">Дата <text:s/>= 02.05.2012</text:p>
      <text:p text:style-name="Вывод_20_текст_20_в_20_консоли">Стаж <text:s/>= 4</text:p>
      <text:h text:style-name="Heading_20_2" text:outline-level="2">3 Вывод</text:h>
      <text:p text:style-name="P23">В данной работе <text:span text:style-name="T21">была создана структура по варианту и организованна работа с элементами данной структуры. </text:span><text:span text:style-name="T22">В программе реализована возможность нескольких разных типов вывода информации для удовлетворения запросов пользователя. </text:span><text:span text:style-name="T23">В данной ситуации структура оказалась удобным способом создания независимых объектов со своими характеристиками, пользователь может выбрать выводить ли информацию о всех работниках или может выбрать конкретных работников для вывода информации о них. Программа также выводить информацию о работниках со стажем больше 10 лет, согласно заданному </text:span><text:span text:style-name="T16">вариант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38M39S</meta:editing-duration>
    <meta:editing-cycles>49</meta:editing-cycles>
    <meta:generator>LibreOffice/24.2.0.3$Windows_X86_64 LibreOffice_project/da48488a73ddd66ea24cf16bbc4f7b9c08e9bea1</meta:generator>
    <dc:title>Реферат ГОСТ</dc:title>
    <dc:date>2024-03-03T22:55:40.598000000</dc:date>
    <meta:document-statistic meta:table-count="1" meta:image-count="0" meta:object-count="0" meta:page-count="7" meta:paragraph-count="177" meta:word-count="934" meta:character-count="7833" meta:non-whitespace-character-count="5894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